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-color="#5f7e9f" draw:opacity="75%" draw:textarea-horizontal-align="justify" draw:textarea-vertical-align="middle" draw:auto-grow-height="false" fo:min-height="9.783cm" fo:min-width="12.07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d2d02b" draw:textarea-horizontal-align="justify" draw:textarea-vertical-align="middle" draw:auto-grow-height="false" fo:min-height="6.608cm" fo:min-width="8.898cm"/>
    </style:style>
    <style:style style:name="P1" style:family="paragraph">
      <loext:graphic-properties draw:fill-color="#5f7e9f" draw:opacity="7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d2d02b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73cm" svg:height="10.033cm" svg:x="4.175cm" svg:y="4.68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31cm" svg:height="1.081cm" draw:transform="rotate (1.5707963267949) translate (2.84cm 12.938cm)">
          <draw:text-box>
            <text:p>Row – dimension 0</text:p>
          </draw:text-box>
        </draw:frame>
        <draw:frame draw:style-name="gr3" draw:text-style-name="P2" draw:layer="layout" svg:width="6.801cm" svg:height="0.954cm" svg:x="7.026cm" svg:y="3.413cm">
          <draw:text-box>
            <text:p>Column – dimension 1</text:p>
          </draw:text-box>
        </draw:frame>
        <draw:custom-shape draw:style-name="gr4" draw:text-style-name="P3" draw:layer="layout" svg:width="9.398cm" svg:height="6.858cm" svg:x="5.826cm" svg:y="5.44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1:09:30.682413443</meta:creation-date>
    <dc:date>2018-03-12T16:16:46.547362807</dc:date>
    <meta:editing-duration>PT2H27M6S</meta:editing-duration>
    <meta:editing-cycles>2</meta:editing-cycles>
    <meta:generator>LibreOffice/5.3.5.2$Linux_X86_64 LibreOffice_project/30m0$Build-2</meta:generator>
    <meta:document-statistic meta:object-count="4"/>
  </office:meta>
</office:document-meta>
</file>